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45.83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4.89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.26mm"/>
    </style:style>
    <style:style style:name="co11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66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tapas do algoritmo \ tempo médio em 3 execuções (ms) – arquivo arq2500.in</text:p>
          </table:table-cell>
          <table:covered-table-cell/>
          <table:covered-table-cell table:style-name="Default"/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% do tempo total</text:p>
          </table:table-cell>
          <table:table-cell/>
          <table:table-cell office:value-type="string" calcext:value-type="string">
            <text:p>Paralelo 2 threads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Paralelo 4 threads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Paralelo 8 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Bandwidth estimation</text:p>
          </table:table-cell>
          <table:table-cell office:value-type="float" office:value="772.902143333" calcext:value-type="float">
            <text:p>772,902143333</text:p>
          </table:table-cell>
          <table:table-cell table:formula="of:=[.B3]/[.B6]" office:value-type="percentage" office:value="0.12175086222114" calcext:value-type="percentage">
            <text:p>12,18%</text:p>
          </table:table-cell>
          <table:table-cell/>
          <table:table-cell office:value-type="float" office:value="448.043336667" calcext:value-type="float">
            <text:p>448,043336667</text:p>
          </table:table-cell>
          <table:table-cell table:formula="of:=ROUND([.B3]/[.E3];2)" office:value-type="float" office:value="1.73" calcext:value-type="float">
            <text:p>1,73</text:p>
          </table:table-cell>
          <table:table-cell/>
          <table:table-cell office:value-type="float" office:value="424.042273333" calcext:value-type="float">
            <text:p>424,042273333</text:p>
          </table:table-cell>
          <table:table-cell table:formula="of:=ROUND([.B3]/[.H3];2)" office:value-type="float" office:value="1.82" calcext:value-type="float">
            <text:p>1,82</text:p>
          </table:table-cell>
          <table:table-cell/>
          <table:table-cell office:value-type="float" office:value="437.852133333" calcext:value-type="float">
            <text:p>437,852133333</text:p>
          </table:table-cell>
          <table:table-cell table:formula="of:=ROUND([.B3]/[.K3];2)" office:value-type="float" office:value="1.77" calcext:value-type="float">
            <text:p>1,77</text:p>
          </table:table-cell>
        </table:table-row>
        <table:table-row table:style-name="ro1">
          <table:table-cell office:value-type="string" calcext:value-type="string">
            <text:p>Compute neighbors</text:p>
          </table:table-cell>
          <table:table-cell office:value-type="float" office:value="104.585911333" calcext:value-type="float">
            <text:p>104,585911333</text:p>
          </table:table-cell>
          <table:table-cell table:formula="of:=[.B4]/[.B6]" office:value-type="percentage" office:value="0.0164748215421759" calcext:value-type="percentage">
            <text:p>1,65%</text:p>
          </table:table-cell>
          <table:table-cell/>
          <table:table-cell office:value-type="float" office:value="60.181797" calcext:value-type="float">
            <text:p>60,181797</text:p>
          </table:table-cell>
          <table:table-cell table:formula="of:=ROUND([.B4]/[.E4];2)" office:value-type="float" office:value="1.74" calcext:value-type="float">
            <text:p>1,74</text:p>
          </table:table-cell>
          <table:table-cell/>
          <table:table-cell office:value-type="float" office:value="62.33973" calcext:value-type="float">
            <text:p>62,33973</text:p>
          </table:table-cell>
          <table:table-cell table:formula="of:=ROUND([.B4]/[.H4];2)" office:value-type="float" office:value="1.68" calcext:value-type="float">
            <text:p>1,68</text:p>
          </table:table-cell>
          <table:table-cell/>
          <table:table-cell office:value-type="float" office:value="74.016231333" calcext:value-type="float">
            <text:p>74,016231333</text:p>
          </table:table-cell>
          <table:table-cell table:formula="of:=ROUND([.B4]/[.K4];2)"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Convergence</text:p>
          </table:table-cell>
          <table:table-cell office:value-type="float" office:value="5456.500533" calcext:value-type="float">
            <text:p>5456,500533</text:p>
          </table:table-cell>
          <table:table-cell table:formula="of:=[.B5]/[.B6]" office:value-type="percentage" office:value="0.859531378368342" calcext:value-type="percentage">
            <text:p>85,95%</text:p>
          </table:table-cell>
          <table:table-cell/>
          <table:table-cell office:value-type="float" office:value="2030.595866667" calcext:value-type="float">
            <text:p>2030,595866667</text:p>
          </table:table-cell>
          <table:table-cell table:formula="of:=ROUND([.B5]/[.E5];2)" office:value-type="float" office:value="2.69" calcext:value-type="float">
            <text:p>2,69</text:p>
          </table:table-cell>
          <table:table-cell/>
          <table:table-cell office:value-type="float" office:value="1817.7694" calcext:value-type="float">
            <text:p>1817,7694</text:p>
          </table:table-cell>
          <table:table-cell table:formula="of:=ROUND([.B5]/[.H5];2)" office:value-type="float" office:value="3" calcext:value-type="float">
            <text:p>3</text:p>
          </table:table-cell>
          <table:table-cell/>
          <table:table-cell office:value-type="float" office:value="1738.9729" calcext:value-type="float">
            <text:p>1738,9729</text:p>
          </table:table-cell>
          <table:table-cell table:formula="of:=ROUND([.B5]/[.K5];2)" office:value-type="float" office:value="3.14" calcext:value-type="float">
            <text:p>3,1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348.227267" calcext:value-type="float">
            <text:p>6348,227267</text:p>
          </table:table-cell>
          <table:table-cell table:style-name="Default"/>
          <table:table-cell/>
          <table:table-cell office:value-type="float" office:value="2554.1465" calcext:value-type="float">
            <text:p>2554,1465</text:p>
          </table:table-cell>
          <table:table-cell table:style-name="ce3" table:formula="of:=ROUND([.B6]/[.E6];2)" office:value-type="float" office:value="2.49" calcext:value-type="float">
            <text:p>2,49</text:p>
          </table:table-cell>
          <table:table-cell/>
          <table:table-cell office:value-type="float" office:value="2318.734833" calcext:value-type="float">
            <text:p>2318,734833</text:p>
          </table:table-cell>
          <table:table-cell table:style-name="ce3" table:formula="of:=ROUND([.B6]/[.H6];2)" office:value-type="float" office:value="2.74" calcext:value-type="float">
            <text:p>2,74</text:p>
          </table:table-cell>
          <table:table-cell/>
          <table:table-cell office:value-type="float" office:value="2267.529133333" calcext:value-type="float">
            <text:p>2267,529133333</text:p>
          </table:table-cell>
          <table:table-cell table:style-name="ce4" table:formula="of:=ROUND([.B6]/[.K6];2)" office:value-type="float" office:value="2.8" calcext:value-type="float">
            <text:p>2,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tapas do algoritmo \ tempo médio em 3 execuções (ms) – arquivo arq3000.in</text:p>
          </table:table-cell>
          <table:covered-table-cell/>
          <table:covered-table-cell table:style-name="Default"/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table:style-name="Default"/>
          <table:table-cell/>
          <table:table-cell office:value-type="string" calcext:value-type="string">
            <text:p>Paralelo 2 threads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Paralelo 4 threads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Paralelo 8 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Bandwidth estimation</text:p>
          </table:table-cell>
          <table:table-cell office:value-type="float" office:value="1132.819633" calcext:value-type="float">
            <text:p>1132,819633</text:p>
          </table:table-cell>
          <table:table-cell table:formula="of:=[.B10]/[.B13]" office:value-type="percentage" office:value="0.107378181999831" calcext:value-type="percentage">
            <text:p>10,74%</text:p>
          </table:table-cell>
          <table:table-cell/>
          <table:table-cell office:value-type="float" office:value="617.141266667" calcext:value-type="float">
            <text:p>617,141266667</text:p>
          </table:table-cell>
          <table:table-cell table:formula="of:=ROUND([.B10]/[.E10];2)" office:value-type="float" office:value="1.84" calcext:value-type="float">
            <text:p>1,84</text:p>
          </table:table-cell>
          <table:table-cell/>
          <table:table-cell office:value-type="float" office:value="548.420573333" calcext:value-type="float">
            <text:p>548,420573333</text:p>
          </table:table-cell>
          <table:table-cell table:formula="of:=ROUND([.B10]/[.H10];2)" office:value-type="float" office:value="2.07" calcext:value-type="float">
            <text:p>2,07</text:p>
          </table:table-cell>
          <table:table-cell/>
          <table:table-cell office:value-type="float" office:value="588.163223333" calcext:value-type="float">
            <text:p>588,163223333</text:p>
          </table:table-cell>
          <table:table-cell table:formula="of:=ROUND([.B10]/[.K10];2)" office:value-type="float" office:value="1.93" calcext:value-type="float">
            <text:p>1,93</text:p>
          </table:table-cell>
        </table:table-row>
        <table:table-row table:style-name="ro1">
          <table:table-cell office:value-type="string" calcext:value-type="string">
            <text:p>Compute neighbors</text:p>
          </table:table-cell>
          <table:table-cell office:value-type="float" office:value="120.4796" calcext:value-type="float">
            <text:p>120,4796</text:p>
          </table:table-cell>
          <table:table-cell table:formula="of:=[.B11]/[.B13]" office:value-type="percentage" office:value="0.0114200708031574" calcext:value-type="percentage">
            <text:p>1,14%</text:p>
          </table:table-cell>
          <table:table-cell/>
          <table:table-cell office:value-type="float" office:value="70.881305" calcext:value-type="float">
            <text:p>70,881305</text:p>
          </table:table-cell>
          <table:table-cell table:formula="of:=ROUND([.B11]/[.E11];2)" office:value-type="float" office:value="1.7" calcext:value-type="float">
            <text:p>1,7</text:p>
          </table:table-cell>
          <table:table-cell/>
          <table:table-cell office:value-type="float" office:value="82.530695333" calcext:value-type="float">
            <text:p>82,530695333</text:p>
          </table:table-cell>
          <table:table-cell table:formula="of:=ROUND([.B11]/[.H11];2)" office:value-type="float" office:value="1.46" calcext:value-type="float">
            <text:p>1,46</text:p>
          </table:table-cell>
          <table:table-cell/>
          <table:table-cell office:value-type="float" office:value="75.329383333" calcext:value-type="float">
            <text:p>75,329383333</text:p>
          </table:table-cell>
          <table:table-cell table:formula="of:=ROUND([.B11]/[.K11];2)"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Convergence</text:p>
          </table:table-cell>
          <table:table-cell office:value-type="float" office:value="9280.654" calcext:value-type="float">
            <text:p>9280,654</text:p>
          </table:table-cell>
          <table:table-cell table:formula="of:=[.B12]/[.B13]" office:value-type="percentage" office:value="0.879698519746134" calcext:value-type="percentage">
            <text:p>87,97%</text:p>
          </table:table-cell>
          <table:table-cell/>
          <table:table-cell office:value-type="float" office:value="3516.0118" calcext:value-type="float">
            <text:p>3516,0118</text:p>
          </table:table-cell>
          <table:table-cell table:formula="of:=ROUND([.B12]/[.E12];2)" office:value-type="float" office:value="2.64" calcext:value-type="float">
            <text:p>2,64</text:p>
          </table:table-cell>
          <table:table-cell/>
          <table:table-cell office:value-type="float" office:value="3367.3911" calcext:value-type="float">
            <text:p>3367,3911</text:p>
          </table:table-cell>
          <table:table-cell table:formula="of:=ROUND([.B12]/[.H12];2)" office:value-type="float" office:value="2.76" calcext:value-type="float">
            <text:p>2,76</text:p>
          </table:table-cell>
          <table:table-cell/>
          <table:table-cell office:value-type="float" office:value="3142.968033333" calcext:value-type="float">
            <text:p>3142,968033333</text:p>
          </table:table-cell>
          <table:table-cell table:formula="of:=ROUND([.B12]/[.K12];2)" office:value-type="float" office:value="2.95" calcext:value-type="float">
            <text:p>2,9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549.812" calcext:value-type="float">
            <text:p>10549,812</text:p>
          </table:table-cell>
          <table:table-cell table:style-name="Default"/>
          <table:table-cell/>
          <table:table-cell office:value-type="float" office:value="4220.192766667" calcext:value-type="float">
            <text:p>4220,192766667</text:p>
          </table:table-cell>
          <table:table-cell table:style-name="ce3" table:formula="of:=ROUND([.B13]/[.E13];2)" office:value-type="float" office:value="2.5" calcext:value-type="float">
            <text:p>2,5</text:p>
          </table:table-cell>
          <table:table-cell/>
          <table:table-cell office:value-type="float" office:value="4014.3299" calcext:value-type="float">
            <text:p>4014,3299</text:p>
          </table:table-cell>
          <table:table-cell table:style-name="ce3" table:formula="of:=ROUND([.B13]/[.H13];2)" office:value-type="float" office:value="2.63" calcext:value-type="float">
            <text:p>2,63</text:p>
          </table:table-cell>
          <table:table-cell/>
          <table:table-cell office:value-type="float" office:value="3822.7953" calcext:value-type="float">
            <text:p>3822,7953</text:p>
          </table:table-cell>
          <table:table-cell table:style-name="ce4" table:formula="of:=ROUND([.B13]/[.K13];2)" office:value-type="float" office:value="2.76" calcext:value-type="float">
            <text:p>2,7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etapas do algoritmo \ tempo médio em 3 execuções (ms) – arquivo arq3500.in</text:p>
          </table:table-cell>
          <table:covered-table-cell/>
          <table:covered-table-cell table:style-name="Default"/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</text:p>
          </table:table-cell>
          <table:table-cell table:style-name="Default"/>
          <table:table-cell/>
          <table:table-cell office:value-type="string" calcext:value-type="string">
            <text:p>Paralelo 2 threads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Paralelo 4 threads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Paralelo 8 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Bandwidth estimation</text:p>
          </table:table-cell>
          <table:table-cell office:value-type="float" office:value="1525.0865" calcext:value-type="float">
            <text:p>1525,0865</text:p>
          </table:table-cell>
          <table:table-cell table:formula="of:=[.B17]/[.B20]" office:value-type="percentage" office:value="0.0944610013106409" calcext:value-type="percentage">
            <text:p>9,45%</text:p>
          </table:table-cell>
          <table:table-cell/>
          <table:table-cell office:value-type="float" office:value="740.113833333" calcext:value-type="float">
            <text:p>740,113833333</text:p>
          </table:table-cell>
          <table:table-cell table:formula="of:=ROUND([.B17]/[.E17];2)" office:value-type="float" office:value="2.06" calcext:value-type="float">
            <text:p>2,06</text:p>
          </table:table-cell>
          <table:table-cell/>
          <table:table-cell office:value-type="float" office:value="679.072133333" calcext:value-type="float">
            <text:p>679,072133333</text:p>
          </table:table-cell>
          <table:table-cell table:formula="of:=ROUND([.B17]/[.H17];2)" office:value-type="float" office:value="2.25" calcext:value-type="float">
            <text:p>2,25</text:p>
          </table:table-cell>
          <table:table-cell/>
          <table:table-cell office:value-type="float" office:value="673.8912" calcext:value-type="float">
            <text:p>673,8912</text:p>
          </table:table-cell>
          <table:table-cell table:formula="of:=ROUND([.B17]/[.K17];2)" office:value-type="float" office:value="2.26" calcext:value-type="float">
            <text:p>2,26</text:p>
          </table:table-cell>
        </table:table-row>
        <table:table-row table:style-name="ro1">
          <table:table-cell office:value-type="string" calcext:value-type="string">
            <text:p>Compute neighbors</text:p>
          </table:table-cell>
          <table:table-cell office:value-type="float" office:value="175.669626667" calcext:value-type="float">
            <text:p>175,669626667</text:p>
          </table:table-cell>
          <table:table-cell table:formula="of:=[.B18]/[.B20]" office:value-type="percentage" office:value="0.0108806476451213" calcext:value-type="percentage">
            <text:p>1,09%</text:p>
          </table:table-cell>
          <table:table-cell/>
          <table:table-cell office:value-type="float" office:value="91.217965333" calcext:value-type="float">
            <text:p>91,217965333</text:p>
          </table:table-cell>
          <table:table-cell table:formula="of:=ROUND([.B18]/[.E18];2)" office:value-type="float" office:value="1.93" calcext:value-type="float">
            <text:p>1,93</text:p>
          </table:table-cell>
          <table:table-cell/>
          <table:table-cell office:value-type="float" office:value="81.21826" calcext:value-type="float">
            <text:p>81,21826</text:p>
          </table:table-cell>
          <table:table-cell table:formula="of:=ROUND([.B18]/[.H18];2)" office:value-type="float" office:value="2.16" calcext:value-type="float">
            <text:p>2,16</text:p>
          </table:table-cell>
          <table:table-cell/>
          <table:table-cell office:value-type="float" office:value="85.400055333" calcext:value-type="float">
            <text:p>85,400055333</text:p>
          </table:table-cell>
          <table:table-cell table:formula="of:=ROUND([.B18]/[.K18];2)"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Convergence</text:p>
          </table:table-cell>
          <table:table-cell office:value-type="float" office:value="14425.194" calcext:value-type="float">
            <text:p>14425,194</text:p>
          </table:table-cell>
          <table:table-cell table:formula="of:=[.B19]/[.B20]" office:value-type="percentage" office:value="0.893469497854876" calcext:value-type="percentage">
            <text:p>89,35%</text:p>
          </table:table-cell>
          <table:table-cell/>
          <table:table-cell office:value-type="float" office:value="5507.0518" calcext:value-type="float">
            <text:p>5507,0518</text:p>
          </table:table-cell>
          <table:table-cell table:formula="of:=ROUND([.B19]/[.E19];2)" office:value-type="float" office:value="2.62" calcext:value-type="float">
            <text:p>2,62</text:p>
          </table:table-cell>
          <table:table-cell/>
          <table:table-cell office:value-type="float" office:value="5234.012433" calcext:value-type="float">
            <text:p>5234,012433</text:p>
          </table:table-cell>
          <table:table-cell table:formula="of:=ROUND([.B19]/[.H19];2)" office:value-type="float" office:value="2.76" calcext:value-type="float">
            <text:p>2,76</text:p>
          </table:table-cell>
          <table:table-cell/>
          <table:table-cell office:value-type="float" office:value="4925.535433333" calcext:value-type="float">
            <text:p>4925,535433333</text:p>
          </table:table-cell>
          <table:table-cell table:formula="of:=ROUND([.B19]/[.K19];2)" office:value-type="float" office:value="2.93" calcext:value-type="float">
            <text:p>2,9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145.144333" calcext:value-type="float">
            <text:p>16145,144333</text:p>
          </table:table-cell>
          <table:table-cell table:style-name="Default"/>
          <table:table-cell/>
          <table:table-cell office:value-type="float" office:value="6359.577" calcext:value-type="float">
            <text:p>6359,577</text:p>
          </table:table-cell>
          <table:table-cell table:style-name="ce3" table:formula="of:=ROUND([.B20]/[.E20];2)" office:value-type="float" office:value="2.54" calcext:value-type="float">
            <text:p>2,54</text:p>
          </table:table-cell>
          <table:table-cell/>
          <table:table-cell office:value-type="float" office:value="6014.787733" calcext:value-type="float">
            <text:p>6014,787733</text:p>
          </table:table-cell>
          <table:table-cell table:style-name="ce3" table:formula="of:=ROUND([.B20]/[.H20];2)" office:value-type="float" office:value="2.68" calcext:value-type="float">
            <text:p>2,68</text:p>
          </table:table-cell>
          <table:table-cell/>
          <table:table-cell office:value-type="float" office:value="5704.811033333" calcext:value-type="float">
            <text:p>5704,811033333</text:p>
          </table:table-cell>
          <table:table-cell table:style-name="ce4" table:formula="of:=ROUND([.B20]/[.K20];2)" office:value-type="float" office:value="2.83" calcext:value-type="float">
            <text:p>2,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7:27:14.9052155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6:09:36.257858232</meta:creation-date>
    <dc:date>2015-06-24T17:29:27.449352816</dc:date>
    <meta:editing-duration>PT1H16M48S</meta:editing-duration>
    <meta:editing-cycles>18</meta:editing-cycles>
    <meta:generator>LibreOffice/4.4.2.2$Linux_X86_64 LibreOffice_project/40m0$Build-2</meta:generator>
    <meta:document-statistic meta:table-count="1" meta:cell-count="130" meta:object-count="0"/>
  </office:meta>
</office:document-meta>
</file>